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style:contextual-spacing="false" fo:line-height="150%" fo:text-align="justify" style:justify-single-word="false" fo:padding="0cm" fo:border="none"/>
      <style:text-properties style:font-name="Times new roman" fo:font-size="12pt" fo:letter-spacing="normal" officeooo:paragraph-rsid="00161848" style:font-size-asian="12pt" style:font-size-complex="12pt" fo:padding="0cm" fo:border="none"/>
    </style:style>
    <style:style style:name="P2" style:family="paragraph" style:parent-style-name="Text_20_body">
      <style:paragraph-properties fo:margin-top="0cm" fo:margin-bottom="0cm" style:contextual-spacing="false" fo:line-height="150%" fo:text-align="justify" style:justify-single-word="false" fo:padding="0cm" fo:border="none"/>
      <style:text-properties style:font-name="Times new roman" fo:font-size="12pt" officeooo:paragraph-rsid="00161848" style:font-size-asian="12pt" style:font-size-complex="12pt"/>
    </style:style>
    <style:style style:name="P3" style:family="paragraph" style:parent-style-name="Text_20_body" style:list-style-name="L1">
      <style:paragraph-properties fo:margin-top="0cm" fo:margin-bottom="0cm" style:contextual-spacing="false" fo:text-align="justify" style:justify-single-word="false"/>
    </style:style>
    <style:style style:name="P4" style:family="paragraph" style:parent-style-name="Text_20_body">
      <style:paragraph-properties fo:line-height="150%" fo:text-align="justify" style:justify-single-word="false"/>
    </style:style>
    <style:style style:name="P5" style:family="paragraph" style:parent-style-name="Text_20_body">
      <style:paragraph-properties fo:line-height="150%" fo:text-align="justify" style:justify-single-word="false"/>
      <style:text-properties style:font-name="Times new roman"/>
    </style:style>
    <style:style style:name="P6" style:family="paragraph" style:parent-style-name="Text_20_body">
      <style:paragraph-properties fo:line-height="150%" fo:text-align="justify" style:justify-single-word="false"/>
      <style:text-properties style:font-name="Times new roman" officeooo:rsid="00161848" officeooo:paragraph-rsid="00161848"/>
    </style:style>
    <style:style style:name="P7" style:family="paragraph" style:parent-style-name="Text_20_body" style:list-style-name="L1">
      <style:paragraph-properties fo:text-align="justify" style:justify-single-word="false"/>
    </style:style>
    <style:style style:name="P8" style:family="paragraph" style:parent-style-name="Standard">
      <style:paragraph-properties fo:line-height="150%" fo:text-align="justify" style:justify-single-word="false"/>
    </style:style>
    <style:style style:name="P9" style:family="paragraph" style:parent-style-name="Standard">
      <style:paragraph-properties fo:line-height="150%" fo:text-align="justify" style:justify-single-word="false"/>
      <style:text-properties style:font-name="Times new roman" officeooo:rsid="00161848" officeooo:paragraph-rsid="00161848"/>
    </style:style>
    <style:style style:name="P10" style:family="paragraph" style:parent-style-name="Standard">
      <style:paragraph-properties fo:line-height="150%" fo:text-align="justify" style:justify-single-word="false"/>
      <style:text-properties fo:font-weight="bold" officeooo:rsid="00161848" officeooo:paragraph-rsid="00161848" style:font-weight-asian="bold" style:font-weight-complex="bold"/>
    </style:style>
    <style:style style:name="P11" style:family="paragraph" style:parent-style-name="Heading_20_2">
      <style:paragraph-properties fo:line-height="150%" fo:text-align="justify" style:justify-single-word="false"/>
      <style:text-properties style:font-name="Times new roman" officeooo:rsid="00161848" officeooo:paragraph-rsid="00161848"/>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officeooo:rsid="00161848"/>
    </style:style>
    <style:style style:name="T4" style:family="text">
      <style:text-properties fo:letter-spacing="normal" fo:padding="0cm" fo:border="none"/>
    </style:style>
    <style:style style:name="T5" style:family="text">
      <style:text-properties fo:font-style="italic"/>
    </style:style>
    <style:style style:name="T6" style:family="text">
      <style:text-properties style:font-name="Times new roman"/>
    </style:style>
    <style:style style:name="T7" style:family="text">
      <style:text-properties style:font-name="Times new roman" fo:font-weight="bold"/>
    </style:style>
    <style:style style:name="T8" style:family="text">
      <style:text-properties style:font-name="Times new roman" officeooo:rsid="00161848"/>
    </style:style>
    <style:style style:name="T9" style:family="text">
      <style:text-properties style:font-name="Times new roman" fo:font-style="italic"/>
    </style:style>
    <style:style style:name="T10" style:family="text">
      <style:text-properties style:font-name="Times new roman" fo:font-weight="normal" style:font-weight-asian="normal" style:font-weight-complex="normal"/>
    </style:style>
    <style:style style:name="T11" style:family="text">
      <style:text-properties fo:font-size="12pt" style:font-size-asian="12pt" style:font-size-complex="12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OPREITORY SOFTWARE</text:p>
      <text:p text:style-name="P8"><text:span text:style-name="T10">Proprietary software</text:span><text:span text:style-name="T6"> is computer software for which the software's publisher or another person retains </text:span><text:span text:style-name="T8">intellectual property</text:span><text:span text:style-name="T6"> rights—usually </text:span><text:a xlink:type="simple" xlink:href="https://en.wikipedia.org/wiki/Copyright"><text:span text:style-name="T6">copyright</text:span></text:a><text:span text:style-name="T6"> of the </text:span><text:a xlink:type="simple" xlink:href="https://en.wikipedia.org/wiki/Source_code"><text:span text:style-name="T6">source code</text:span></text:a><text:span text:style-name="T6">,</text:span><text:bookmark text:name="cite_ref-Experts_1-0"/><text:a xlink:type="simple" xlink:href="https://en.wikipedia.org/wiki/Proprietary_software#cite_note-Experts-1"><text:span text:style-name="T6">[1]</text:span></text:a><text:span text:style-name="T6"> but sometimes </text:span><text:a xlink:type="simple" xlink:href="https://en.wikipedia.org/wiki/Patent"><text:span text:style-name="T6">patent</text:span></text:a><text:span text:style-name="T6"> rights.</text:span></text:p>
      <text:p text:style-name="P2"><text:span text:style-name="T4">Commercially available software, or proprietary software, doesn’t give access to its source code because the software is someone else's intellectual property.</text:span></text:p>
      <text:p text:style-name="P1"><text:bookmark text:name="cite_ref-Inc.2003_2-0"/>As a result, users often pay for it.</text:p>
      <text:p text:style-name="P4"><text:span text:style-name="T6">Source code is the form in which a </text:span><text:a xlink:type="simple" xlink:href="http://www.linfo.org/program.html"><text:span text:style-name="T6">program</text:span></text:a><text:span text:style-name="T6"> is originally written by a human using a programming language and prior to being converted to </text:span><text:span text:style-name="T9">machine code</text:span><text:span text:style-name="T6"> which is directly readable by a computer's CPU (central processing unit). It is necessary to have the source code in order to be able to modify or improve a program. </text:span></text:p>
      <text:p text:style-name="P4"><text:span text:style-name="T6">Software that is not proprietary includes </text:span><text:a xlink:type="simple" xlink:href="http://www.linfo.org/free_software.html"><text:span text:style-name="T9">free software</text:span></text:a><text:span text:style-name="T6"> and </text:span><text:span text:style-name="T9">public domain software</text:span><text:span text:style-name="T6">. Free software, which is generally the same as </text:span><text:span text:style-name="T9">open source software</text:span><text:span text:style-name="T6">, is available at no cost to everyone, and it can be used by anyone for any purpose and with only very minimal restrictions. </text:span></text:p>
      <text:p text:style-name="P4"><text:span text:style-name="T6">These restrictions vary somewhat according to the license, but a typical requirement is that they include a copy of the original license. The most commonly used license, the </text:span><text:a xlink:type="simple" xlink:href="http://www.linfo.org/gnu.html"><text:span text:style-name="T9">GNU</text:span></text:a><text:span text:style-name="T9"> Public License</text:span><text:span text:style-name="T6"> (GPL), additionally requires that if a modified version of the software is distributed, the source code for such modified version must be made freely available. The best known example of software licensed under the GPL is </text:span><text:a xlink:type="simple" xlink:href="http://www.linfo.org/linuxdef.html"><text:span text:style-name="T6">Linux</text:span></text:a><text:span text:style-name="T6">. </text:span></text:p>
      <text:p text:style-name="P4"><text:span text:style-name="T6">Public domain software is software that has been donated to the </text:span><text:a xlink:type="simple" xlink:href="http://www.linfo.org/publicdomain.html"><text:span text:style-name="T6">public domain</text:span></text:a><text:span text:style-name="T6"> by its copyright holder. Thus it is no longer copyrighted. Consequently, such software is completely free and can be used by anybody for any purpose without restriction. </text:span></text:p>
      <text:p text:style-name="P5"><text:span text:style-name="T5">Freeware</text:span>, not to be confused with free software, is a type of proprietary software that is offered for use free of monetary charges. However, as is the case with other types of proprietary software, there are generally severe restrictions on its use and the source code is kept secret. Examples of freeware include Adobe's <text:span text:style-name="T5">Acrobat Reader</text:span> and Microsoft's <text:span text:style-name="T5">Internet Explorer</text:span> web browser. </text:p>
      <text:p text:style-name="P4"><text:span text:style-name="T6">The restrictions on the use of proprietary software are usually enumerated in the </text:span><text:a xlink:type="simple" xlink:href="http://www.linfo.org/eula.html"><text:span text:style-name="T9">end user license agreements</text:span></text:a><text:span text:style-name="T6"> (EULAs) that users must consent to. For software provided by large companies, EULAs are generally long and complex contracts. Among the most common of the prohibitions for such programs are making unauthorized copies, using it on more than a certain number of computers and reverse engineering it. </text:span></text:p>
      <text:p text:style-name="P4"><text:span text:style-name="T6">Some </text:span><text:a xlink:type="simple" xlink:href="http://www.linfo.org/unix-like.html"><text:span text:style-name="T6">Unix-like</text:span></text:a><text:span text:style-name="T6"> </text:span><text:a xlink:type="simple" xlink:href="http://www.linfo.org/operating_systems_list.html"><text:span text:style-name="T6">operating systems</text:span></text:a><text:span text:style-name="T6"> are also proprietary. Among the most popular are AIX (developed by IBM), HP-UX (developed by Hewlett-Packard), QNX (developed by QNX Software </text:span><text:soft-page-break/><text:span text:style-name="T6">Systems) and Solaris (developed by Sun Microsystems). Others are free software, including Linux and the BSD systems (the most widely used of which is FreeBSD). </text:span></text:p>
      <text:p text:style-name="P5">Virtually all Microsoft software is proprietary, including the Windows family of operating systems and Microsoft Office. This includes software that is given away at no charge, such as Internet Explorer. Other major producers of proprietary software include Adobe, Borland, IBM, Macromedia, Sun Microsystems and Oracle. </text:p>
      <text:p text:style-name="P5">In the early days of computing, software was generally free, and it was something that was shared among researchers and developers, who were usually eager to improve it. However, that situation changed as computers became more common, and the production of proprietary software became an excellent business model for many companies. However, in recent years some companies have begun to realize that free software can also be highly profitable. The most outstanding example of this is IBM, which continues to reap high returns from its approximately one billion dollar investment in Linux. </text:p>
      <text:p text:style-name="P5">Some industry observers think that the role of proprietary software will decrease in the future because of the growing competition from free software. This view holds that free software will eventually come to dominate operating systems and major application programs. Proprietary software will remain strong in some niche markets, mainly for business and technical applications for which the demand is relatively small or specialized and for which users will be willing to pay relatively high prices. </text:p>
      <text:p text:style-name="P5"/>
      <text:p text:style-name="P6"><text:span text:style-name="T2">Examples of propreitory software</text:span> </text:p>
      <text:p text:style-name="P9">Microsoft Office 2016</text:p>
      <text:p text:style-name="P9">Adobe Photoshop CS3</text:p>
      <text:p text:style-name="P9">Adobe Flash CS3</text:p>
      <text:p text:style-name="P9">Corel Office X3</text:p>
      <text:p text:style-name="P9">Windows 10</text:p>
      <text:h text:style-name="P11" text:outline-level="2"><text:span text:style-name="Strong_20_Emphasis"><text:span text:style-name="T11">Main Barriers to Using Proprietary CAE Software</text:span></text:span></text:h>
      <text:list xml:id="list5193515182490418887" text:style-name="L1">
        <text:list-item>
          <text:p text:style-name="P3">It is developed for a single purpose, applications are separately packaged; </text:p>
        </text:list-item>
        <text:list-item>
          <text:p text:style-name="P3">Licenses and maintenance are very expensive; </text:p>
        </text:list-item>
        <text:list-item>
          <text:p text:style-name="P3">Low level of customization and adaptability; </text:p>
        </text:list-item>
        <text:list-item>
          <text:p text:style-name="P3">You are dependent on the developer for all updates, support, and fixes; </text:p>
        </text:list-item>
        <text:list-item>
          <text:p text:style-name="P3">Security issues—loopholes are slower to be discovered and patched; </text:p>
        </text:list-item>
        <text:list-item>
          <text:p text:style-name="P7">Vendor support is conditional to maintenance subscription. </text:p>
          <text:p text:style-name="P7"><text:soft-page-break/></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10:51:41.963298111</meta:creation-date>
    <dc:date>2018-01-19T11:01:20.373013652</dc:date>
    <meta:editing-duration>P0D</meta:editing-duration>
    <meta:editing-cycles>1</meta:editing-cycles>
    <meta:document-statistic meta:table-count="0" meta:image-count="0" meta:object-count="0" meta:page-count="3" meta:paragraph-count="28" meta:word-count="742" meta:character-count="4747" meta:non-whitespace-character-count="4024"/>
    <meta:generator>LibreOffice/4.2.8.2$Linux_x86 LibreOffice_project/420m0$Build-2</meta:generator>
  </office:meta>
</office:document-meta>
</file>